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list-style-name="L1">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list-style-name="L4">
      <style:paragraph-properties fo:text-align="justify" style:justify-single-word="false"/>
    </style:style>
    <style:style style:name="P6" style:family="paragraph" style:parent-style-name="Standard" style:list-style-name="L5">
      <style:paragraph-properties fo:text-align="justify" style:justify-single-word="false"/>
    </style:style>
    <style:style style:name="P7" style:family="paragraph" style:parent-style-name="Standard">
      <style:paragraph-properties fo:text-align="center" style:justify-single-word="false"/>
      <style:text-properties fo:font-size="26pt" style:font-size-asian="26pt" style:font-size-complex="26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Standard">
      <style:paragraph-properties fo:text-align="justify" style:justify-single-word="false"/>
      <style:text-properties fo:font-style="italic" style:font-style-asian="italic" style:font-style-complex="italic"/>
    </style:style>
    <style:style style:name="P11" style:family="paragraph" style:parent-style-name="Standard" style:list-style-name="L1">
      <style:paragraph-properties fo:margin-left="0.9846in" fo:margin-right="0in" fo:text-align="justify" style:justify-single-word="false" fo:text-indent="-0.25in" style:auto-text-indent="false"/>
      <style:text-properties fo:font-weight="bold" style:font-weight-asian="bold" style:font-weight-complex="bold"/>
    </style:style>
    <style:style style:name="P12" style:family="paragraph" style:parent-style-name="Standard" style:list-style-name="L12">
      <style:paragraph-properties fo:margin-left="0.9846in" fo:margin-right="0in" fo:text-align="justify" style:justify-single-word="false" fo:text-indent="-0.25in" style:auto-text-indent="false"/>
    </style:style>
    <style:style style:name="P13" style:family="paragraph" style:parent-style-name="Standard">
      <style:paragraph-properties fo:margin-left="0in" fo:margin-right="0in" fo:text-align="justify" style:justify-single-word="false" fo:text-indent="0in" style:auto-text-indent="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272in" fo:text-indent="-0.25in" fo:margin-left="3.7272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fo:text-indent="-0.25in" fo:margin-left="-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25in" fo:margin-left="-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Λογισμικό και συστήματα υψηλών επιδόσεων</text:p>
      <text:p text:style-name="P8"/>
      <text:p text:style-name="P8">Δημήτρης Κλησιάρης 3943 <text:a xlink:type="simple" xlink:href="mailto:klisiaris@ceid.upatras.gr">klisiaris@ceid.upatras.gr</text:a></text:p>
      <text:p text:style-name="P8">Φίλιππος Βασιλάκης 3895 <text:a xlink:type="simple" xlink:href="mailto:vasilakis@ceid.upatras.gr">vasilakis@ceid.upatras.gr</text:a></text:p>
      <text:p text:style-name="P8"/>
      <text:p text:style-name="P9">1η Εργαστηριακή Άσκηση</text:p>
      <text:p text:style-name="P8"/>
      <text:p text:style-name="P3"/>
      <text:p text:style-name="P10">Στην άσκηση αυτή καλούμαστε να υλοποιήσουμε μια συνάρτηση υψηλού επιπέδου για την αυτόματη παραλληλοποίηση βρόγχων με νήματα διαμοιράζοντας τον φόρτο έργου είτε σε λεπτά (fine-grain) είτε αδρά (coarse-grain) ανάλογα με το ποσοστό παραλληλοποίησης που επιθυμούμε.</text:p>
      <text:p text:style-name="P3"/>
      <text:p text:style-name="P3">Η συνάρτηση που υλοποιήθηκε είναι η εξής:</text:p>
      <text:p text:style-name="P1">int pthread_execute_loop (void (*func)(void *arg, int low, int high), void *arg, int policy, int chunk, int nthreads, int low, int high)</text:p>
      <text:p text:style-name="P1"><text:span text:style-name="T1">Τα ορίσματα είναι τα εξής:</text:span></text:p>
      <text:list xml:id="list2103719071" text:style-name="L1">
        <text:list-item>
          <text:p text:style-name="P2"><text:span text:style-name="T1">void (*func)(void *arg, int low, int high): Η συνάρτηση με τα 3 ορίσματά της. Συγκεκριμένα τα ορίσματά της είναι το *arg το οποίο είναι όρισμα που χρησιμοποιείται μόνο από τον προγραμματιστή ενώ τα low και high ορίζουν την αρχή και το τέλος των επαναλήψεων του βρόγχου που υλοποιείται μέσα στην συνάρτηση</text:span></text:p>
        </text:list-item>
        <text:list-item>
          <text:p text:style-name="P2"><text:span text:style-name="T1"><text:s/>int policy: Η παράμετρος αυτή χρησιμοποιείται για τον τύπο δρομολόγησης που θα χρησιμοποιηθεί από τα νήματα.Συγκεκριμένα επιτρέπονται μόνο οι τιμές</text:span></text:p>
        </text:list-item>
        <text:list-item>
          <text:p text:style-name="P11"><text:span text:style-name="T1">DYNAMIC</text:span></text:p>
        </text:list-item>
        <text:list-item>
          <text:p text:style-name="P2"><text:span text:style-name="T1">int chunk: Το chunk ορίζεται ως το φόρτο εργασίας, δηλαδή επαναλήψεις, που θα πάρει το κάθε νήμα και χρησιμοποιείται μόνο στο dynamic τύπο δρομολόγησης.</text:span></text:p>
        </text:list-item>
        <text:list-item>
          <text:p text:style-name="P2"><text:span text:style-name="T1">int nthreads: Ο αριθμός των threads που θα τρέξουν τον βρόγχο</text:span></text:p>
        </text:list-item>
        <text:list-item>
          <text:p text:style-name="P2"><text:span text:style-name="T1">int low, int high: Η αρχή και το τέλος του δείκτη του βρόγχου</text:span></text:p>
        </text:list-item>
      </text:list>
      <text:p text:style-name="P1"><text:span text:style-name="T1"/></text:p>
      <text:p text:style-name="P1"><text:span text:style-name="T1"/></text:p>
      <text:p text:style-name="P1"><text:span text:style-name="T1">Η υλοποίησή μας είναι στα αρχεία loop.h και loop.c. Ουσιαστικά ένας χρήστης έχοντας τα 2 αυτά αρχεία μπορεί να τα κάνει #include στον κώδικα του και να χρησιμοποιήσει την συνάρτηση υψηλού επιπέδου.</text:span></text:p>
      <text:p text:style-name="P1"><text:span text:style-name="T1"/></text:p>
      <text:p text:style-name="P3"><text:span text:style-name="T1">Τα αρχεία που έχουν αποσταλεί εκτός από τα loop.h και loop.c που θα εξηγηθεί η λειτουργία τους παρακάτω είναι και τα εξής:</text:span></text:p>
      <text:list xml:id="list411488179" text:style-name="L3">
        <text:list-item>
          <text:p text:style-name="P4"><text:span text:style-name="T2">Makefile</text:span><text:span text:style-name="T1">: Το makefile μας για εξοικονόμηση χρόνου κατα το compile</text:span></text:p>
        </text:list-item>
        <text:list-item>
          <text:p text:style-name="P4"><text:span text:style-name="T2">bench_functions.h/bench_functions.h</text:span><text:span text:style-name="T1">: Μέσα σε αυτό το αρχείο υπάρχουν υλοποιήσεις συναρτήσεων που δοκιμάσαμε διεξοδικά για την υλοποίηση της συνάρτησης που μας ζητείται. Επίσης περιέχονται κάποιες δευτερεύουσες συναρτήσεις που θα μπορούσε να είχε υλοποιήσει και ο χρήστης όπως συναρτήσεις για την μέτρηση του χρόνου και την εξαγωγή πληροφοριών στην οθόνη.</text:span></text:p>
        </text:list-item>
        <text:list-item>
          <text:p text:style-name="P4"><text:span text:style-name="T2">main.c</text:span><text:span text:style-name="T1">: Ουσιαστικά αυτό το αρχείο υλοποιεί την main() συνάρτηση και λαμβάνει τα εξής ορίσματα:</text:span></text:p>
        </text:list-item>
      </text:list>
      <text:list xml:id="list1632475421" text:style-name="L4">
        <text:list-item>
          <text:p text:style-name="P5"><text:span text:style-name="T3">policy</text:span><text:span text:style-name="T1">: Μπορεί να είναι είτε 1 για STATIC είτε 2 για DYNAMIC.</text:span></text:p>
        </text:list-item>
      </text:list>
      <text:list xml:id="list224082390" text:style-name="L5">
        <text:list-item>
          <text:p text:style-name="P6"><text:span text:style-name="T4">STATIC</text:span><text:span text:style-name="T1"> Η δρομολόγηση αυτή χωρίζει τις επαναλήψεις(Ν) σε P ομάδες όπου P είναι ο αριθμός των νημάτων. Δηλαδή το κάθε νήμα λαμβάνει Ν/P επαναλήψεις. </text:span><text:soft-page-break/><text:span text:style-name="T1">Εάν απομένουν επαναλήψεις αυτές εκτελούνται από το τελευταίο νήμα</text:span></text:p>
        </text:list-item>
        <text:list-item>
          <text:p text:style-name="P6"><text:span text:style-name="T4">DYNAMIC</text:span><text:span text:style-name="T1">: Κατα την επιλογή αυτής της δρομολόγησης κάθε φορά που ένα νήμα βρίσκεται σε απραξία δεσμεύει και εκτελεί τις chunk επόμενες επαναλήψεις. Αυτό ουσιαστικά σημαίνει οτι κάθε νήμα συνεχίζει στις επόμενες chunk επαναλήψεις μέχρι να τελειώσει ο συνολικός φόρτος εργασίας.</text:span></text:p>
        </text:list-item>
      </text:list>
      <text:list xml:id="list1844392633" text:style-name="L12">
        <text:list-item>
          <text:p text:style-name="P12"><text:span text:style-name="T3">chunk</text:span><text:span text:style-name="T1">: Ορίζει το φόρτο εργασίας που θα έχει το κάθε νήμα. Χρησιμοποιείται μόνο στην DYNAMIC δρομολόγηση. Στην STATIC πρέπει να τεθεί στην τιμή -1.</text:span></text:p>
        </text:list-item>
        <text:list-item>
          <text:p text:style-name="P12"><text:span text:style-name="T3">num_of_threads</text:span><text:span text:style-name="T1">: Ορίζει τον αριθμό των νημάτων που θα εκτελέσουν το παράλληλο βρόγχο.</text:span></text:p>
        </text:list-item>
      </text:list>
      <text:p text:style-name="P13"><text:span text:style-name="T1"/></text:p>
      <text:p text:style-name="P13"><text:span text:style-name="T1">Να σημειωθεί oτι στην συνάρτηση ploop_func του αρχείου bench_functions.c, στο κεντρικό loop, έχει υλοποιηθεί ένα επιπλέον “τεχνητό” κόστος το οποίο κοστίζει περίπου 1millisecond. Αυτό έγινει προκειμένου να επιδείξουμε την αποδοτικότητα της υλοποίησης της συνάρτησής μας αφού μόνη της η πρόσθεση των διανυσμάτων εκτελείται ταχύτατα στα σύγχρονα υπολογιστικά συστήματα(´οπου έγιναν και οι μετρήσει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7T23:26:20</meta:creation-date>
    <dc:date>2011-11-28T01:31:33</dc:date>
    <meta:editing-duration>PT49M52S</meta:editing-duration>
    <meta:editing-cycles>8</meta:editing-cycles>
    <meta:generator>LibreOffice/3.3$Linux LibreOffice_project/330m19$Build-401</meta:generator>
    <meta:document-statistic meta:table-count="0" meta:image-count="0" meta:object-count="0" meta:page-count="2" meta:paragraph-count="25" meta:word-count="516" meta:character-count="3385"/>
  </office:meta>
</office:document-meta>
</file>